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Standard">
      <style:text-properties style:font-name="Noto Sans" fo:font-weight="bold" officeooo:rsid="000efe8c" officeooo:paragraph-rsid="000efe8c" style:font-weight-asian="bold" style:font-weight-complex="bold"/>
    </style:style>
    <style:style style:name="P2" style:family="paragraph" style:parent-style-name="Standard">
      <style:text-properties style:font-name="Noto Sans" officeooo:rsid="000efe8c" officeooo:paragraph-rsid="000efe8c"/>
    </style:style>
    <style:style style:name="P3" style:family="paragraph" style:parent-style-name="Standard">
      <style:text-properties style:font-name="Noto Sans"/>
    </style:style>
    <style:style style:name="P4" style:family="paragraph" style:parent-style-name="Standard">
      <style:text-properties style:font-name="Noto Sans" officeooo:rsid="0010e862" officeooo:paragraph-rsid="0010e862"/>
    </style:style>
    <style:style style:name="P5" style:family="paragraph" style:parent-style-name="Standard">
      <style:text-properties style:font-name="Noto Sans" officeooo:rsid="00120d41" officeooo:paragraph-rsid="0010e862"/>
    </style:style>
    <style:style style:name="P6" style:family="paragraph" style:parent-style-name="Standard">
      <style:text-properties style:font-name="Noto Sans" officeooo:rsid="00153c7f" officeooo:paragraph-rsid="00153c7f"/>
    </style:style>
    <style:style style:name="P7" style:family="paragraph" style:parent-style-name="Standard">
      <style:text-properties fo:color="#dadada" loext:opacity="100%" style:font-name="Noto Sans" officeooo:rsid="00153c7f" officeooo:paragraph-rsid="00153c7f" fo:background-color="#1e1e1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dadada" loext:opacity="100%" fo:background-color="#1e1e1e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b4b4b4" loext:opacity="100%" style:font-name="Consolas" fo:font-size="10.5pt" fo:font-weight="normal" fo:background-color="#1e1e1e"/>
    </style:style>
    <style:style style:name="P10" style:family="paragraph" style:parent-style-name="Standard">
      <style:text-properties style:font-name="Noto Sans" officeooo:rsid="00120d41" officeooo:paragraph-rsid="00120d41"/>
    </style:style>
    <style:style style:name="P11" style:family="paragraph" style:parent-style-name="Standard">
      <style:text-properties officeooo:paragraph-rsid="00120d41"/>
    </style:style>
    <style:style style:name="P12" style:family="paragraph" style:parent-style-name="Standard">
      <style:text-properties style:font-name="Noto Sans" officeooo:paragraph-rsid="0013da9f"/>
    </style:style>
    <style:style style:name="P13" style:family="paragraph" style:parent-style-name="Standard">
      <style:text-properties style:font-name="Noto Sans" officeooo:rsid="00156cbe" officeooo:paragraph-rsid="00156cbe"/>
    </style:style>
    <style:style style:name="P14" style:family="paragraph" style:parent-style-name="Standard">
      <style:text-properties fo:color="#dadada" loext:opacity="100%" style:font-name="Consolas" fo:font-size="10.5pt" fo:font-weight="normal" officeooo:rsid="00156cbe" officeooo:paragraph-rsid="00156cbe" fo:background-color="#1e1e1e"/>
    </style:style>
    <style:style style:name="P15" style:family="paragraph" style:parent-style-name="Standard">
      <style:text-properties style:font-name="Noto Sans" officeooo:rsid="0016233d" officeooo:paragraph-rsid="0016233d"/>
    </style:style>
    <style:style style:name="P16" style:family="paragraph" style:parent-style-name="Standard">
      <style:text-properties style:font-name="Noto Sans" fo:font-weight="bold" officeooo:rsid="0016233d" officeooo:paragraph-rsid="0016233d" style:font-weight-asian="bold" style:font-weight-complex="bold"/>
    </style:style>
    <style:style style:name="P17" style:family="paragraph" style:parent-style-name="Standard">
      <style:text-properties fo:color="#dadada" loext:opacity="100%" style:font-name="Consolas" fo:font-size="10.5pt" fo:font-weight="normal" officeooo:rsid="0016233d" officeooo:paragraph-rsid="0016233d" fo:background-color="#1e1e1e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dadada" loext:opacity="100%" style:font-name="Consolas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dadada" loext:opacity="100%" style:font-name="Consolas" fo:font-size="10.5pt" fo:font-weight="normal" fo:background-color="#1e1e1e"/>
    </style:style>
    <style:style style:name="P21" style:family="paragraph" style:parent-style-name="Standard">
      <style:text-properties style:font-name="Noto Sans" fo:font-weight="normal" officeooo:rsid="0016233d" officeooo:paragraph-rsid="0016233d" style:font-weight-asian="normal" style:font-weight-complex="normal"/>
    </style:style>
    <style:style style:name="P22" style:family="paragraph" style:parent-style-name="Standard">
      <style:text-properties fo:color="#dadada" loext:opacity="100%" style:font-name="Noto Sans" officeooo:rsid="0016233d" officeooo:paragraph-rsid="0016233d" fo:background-color="#1e1e1e"/>
    </style:style>
    <style:style style:name="P23" style:family="paragraph" style:parent-style-name="Standard">
      <style:text-properties style:font-name="Noto Sans" officeooo:rsid="0016233d" officeooo:paragraph-rsid="00163f02"/>
    </style:style>
    <style:style style:name="P24" style:family="paragraph" style:parent-style-name="Standard">
      <style:text-properties style:font-name="Noto Sans" fo:font-weight="bold" officeooo:rsid="0016233d" officeooo:paragraph-rsid="00163f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dcdcaa" loext:opacity="100%" style:font-name="Consolas" fo:font-size="10.5pt" fo:font-weight="normal"/>
    </style:style>
    <style:style style:name="T5" style:family="text">
      <style:text-properties fo:color="#b4b4b4" loext:opacity="100%" style:font-name="Consolas" fo:font-size="10.5pt" fo:font-weight="normal"/>
    </style:style>
    <style:style style:name="T6" style:family="text">
      <style:text-properties fo:color="#9a9a9a" loext:opacity="100%" style:font-name="Consolas" fo:font-size="10.5pt" fo:font-weight="normal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 officeooo:rsid="00153c7f"/>
    </style:style>
    <style:style style:name="T9" style:family="text">
      <style:text-properties fo:color="#c8c8c8" loext:opacity="100%" style:font-name="Consolas" fo:font-size="10.5pt" fo:font-weight="normal"/>
    </style:style>
    <style:style style:name="T10" style:family="text">
      <style:text-properties fo:color="#d8a0df" loext:opacity="100%" style:font-name="Consolas" fo:font-size="10.5pt" fo:font-weight="normal"/>
    </style:style>
    <style:style style:name="T11" style:family="text">
      <style:text-properties fo:color="#e8c9bb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9cdcfe" loext:opacity="100%" style:font-name="Consolas" fo:font-size="10.5pt" fo:font-weight="normal"/>
    </style:style>
    <style:style style:name="T14" style:family="text">
      <style:text-properties officeooo:rsid="00153c7f"/>
    </style:style>
    <style:style style:name="T15" style:family="text">
      <style:text-properties fo:color="#9cdcfe" loext:opacity="100%" style:font-name="Consolas" fo:font-size="10.5pt" fo:font-weight="normal" officeooo:rsid="00153c7f"/>
    </style:style>
    <style:style style:name="T16" style:family="text">
      <style:text-properties style:font-name="Noto Sans" officeooo:rsid="00120d41"/>
    </style:style>
    <style:style style:name="T17" style:family="text">
      <style:text-properties fo:color="#dadada" loext:opacity="100%" fo:background-color="#1e1e1e" loext:char-shading-value="0"/>
    </style:style>
    <style:style style:name="T18" style:family="text">
      <style:text-properties fo:color="#569cd6" loext:opacity="100%" style:font-name="Consolas" fo:font-size="10.5pt" fo:font-weight="normal" fo:background-color="#1e1e1e" loext:char-shading-value="0"/>
    </style:style>
    <style:style style:name="T19" style:family="text">
      <style:text-properties fo:color="#dadada" loext:opacity="100%" style:font-name="Consolas" fo:font-size="10.5pt" fo:font-weight="normal" fo:background-color="#1e1e1e" loext:char-shading-value="0"/>
    </style:style>
    <style:style style:name="T20" style:family="text">
      <style:text-properties fo:color="#dcdcaa" loext:opacity="100%" style:font-name="Consolas" fo:font-size="10.5pt" fo:font-weight="normal" fo:background-color="#1e1e1e" loext:char-shading-value="0"/>
    </style:style>
    <style:style style:name="T21" style:family="text">
      <style:text-properties fo:color="#b4b4b4" loext:opacity="100%" style:font-name="Consolas" fo:font-size="10.5pt" fo:font-weight="normal" fo:background-color="#1e1e1e" loext:char-shading-value="0"/>
    </style:style>
    <style:style style:name="T22" style:family="text">
      <style:text-properties fo:color="#9a9a9a" loext:opacity="100%" style:font-name="Consolas" fo:font-size="10.5pt" fo:font-weight="normal" fo:background-color="#1e1e1e" loext:char-shading-value="0"/>
    </style:style>
    <style:style style:name="T23" style:family="text">
      <style:text-properties fo:color="#4ec9b0" loext:opacity="100%" style:font-name="Consolas" fo:font-size="10.5pt" fo:font-weight="normal" fo:background-color="#1e1e1e" loext:char-shading-value="0"/>
    </style:style>
    <style:style style:name="T24" style:family="text">
      <style:text-properties fo:color="#c8c8c8" loext:opacity="100%" style:font-name="Consolas" fo:font-size="10.5pt" fo:font-weight="normal" fo:background-color="#1e1e1e" loext:char-shading-value="0"/>
    </style:style>
    <style:style style:name="T25" style:family="text">
      <style:text-properties officeooo:rsid="0013da9f"/>
    </style:style>
    <style:style style:name="T26" style:family="text">
      <style:text-properties officeooo:rsid="00149add"/>
    </style:style>
    <style:style style:name="T27" style:family="text">
      <style:text-properties fo:color="#d8a0df" loext:opacity="100%" style:font-name="Consolas" fo:font-size="10.5pt" fo:font-weight="normal" fo:background-color="#1e1e1e" loext:char-shading-value="0"/>
    </style:style>
    <style:style style:name="T28" style:family="text">
      <style:text-properties fo:color="#e8c9bb" loext:opacity="100%" style:font-name="Consolas" fo:font-size="10.5pt" fo:font-weight="normal" fo:background-color="#1e1e1e" loext:char-shading-value="0"/>
    </style:style>
    <style:style style:name="T29" style:family="text">
      <style:text-properties fo:color="#ce9178" loext:opacity="100%" style:font-name="Consolas" fo:font-size="10.5pt" fo:font-weight="normal" fo:background-color="#1e1e1e" loext:char-shading-value="0"/>
    </style:style>
    <style:style style:name="T30" style:family="text">
      <style:text-properties fo:color="#9cdcfe" loext:opacity="100%" style:font-name="Consolas" fo:font-size="10.5pt" fo:font-weight="normal" fo:background-color="#1e1e1e" loext:char-shading-value="0"/>
    </style:style>
    <style:style style:name="T31" style:family="text">
      <style:text-properties fo:color="#569cd6" loext:opacity="100%"/>
    </style:style>
    <style:style style:name="T32" style:family="text">
      <style:text-properties fo:color="#dcdcaa" loext:opacity="100%"/>
    </style:style>
    <style:style style:name="T33" style:family="text">
      <style:text-properties fo:color="#b4b4b4" loext:opacity="100%"/>
    </style:style>
    <style:style style:name="T34" style:family="text">
      <style:text-properties fo:color="#9a9a9a" loext:opacity="100%"/>
    </style:style>
    <style:style style:name="T35" style:family="text">
      <style:text-properties fo:color="#4ec9b0" loext:opacity="100%"/>
    </style:style>
    <style:style style:name="T36" style:family="text">
      <style:text-properties fo:color="#b5cea8" loext:opacity="100%" style:font-name="Consolas" fo:font-size="10.5pt" fo:font-weight="normal"/>
    </style:style>
    <style:style style:name="T37" style:family="text">
      <style:text-properties fo:color="#d8a0df" loext:opacity="100%"/>
    </style:style>
    <style:style style:name="T38" style:family="text">
      <style:text-properties fo:color="#9cdcfe" loext:opacity="100%"/>
    </style:style>
    <style:style style:name="T39" style:family="text">
      <style:text-properties fo:color="#e8c9bb" loext:opacity="100%"/>
    </style:style>
    <style:style style:name="T40" style:family="text">
      <style:text-properties fo:color="#ce9178" loext:opacity="100%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63f02"/>
    </style:style>
    <style:style style:name="T43" style:family="text">
      <style:text-properties fo:color="#57a64a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pastas</text:p>
      <text:p text:style-name="P2"/>
      <text:p text:style-name="P3">project-root/</text:p>
      <text:p text:style-name="P3">│</text:p>
      <text:p text:style-name="P3">├── src/ <text:s text:c="21"/># Código-fonte da aplicação</text:p>
      <text:p text:style-name="P3">│ <text:s text:c="2"/>├── config/ <text:s text:c="14"/># Configurações (Firebase, variáveis, etc.)</text:p>
      <text:p text:style-name="P3">│ <text:s text:c="2"/>│ <text:s text:c="2"/>├── firebase.js <text:s text:c="6"/># Inicialização e exportação dos serviços do Firebase</text:p>
      <text:p text:style-name="P3">│ <text:s text:c="2"/>│ <text:s text:c="2"/>└── ... <text:s text:c="14"/></text:p>
      <text:p text:style-name="P3">│ <text:s text:c="2"/>│</text:p>
      <text:p text:style-name="P3">│ <text:s text:c="2"/>├── controllers/ <text:s text:c="9"/># Funções que lidam com as requisições (lógica de negócios)</text:p>
      <text:p text:style-name="P3">│ <text:s text:c="2"/>│ <text:s text:c="2"/>├── userController.js</text:p>
      <text:p text:style-name="P3">│ <text:s text:c="2"/>│ <text:s text:c="2"/>└── ...</text:p>
      <text:p text:style-name="P3">│ <text:s text:c="2"/>│</text:p>
      <text:p text:style-name="P3">│ <text:s text:c="2"/>├── models/ <text:s text:c="14"/># Modelos para abstrair acesso ao Firestore (ou outro serviço Firebase)</text:p>
      <text:p text:style-name="P3">│ <text:s text:c="2"/>│ <text:s text:c="2"/>├── userModel.js</text:p>
      <text:p text:style-name="P3">│ <text:s text:c="2"/>│ <text:s text:c="2"/>└── ...</text:p>
      <text:p text:style-name="P3">│ <text:s text:c="2"/>│</text:p>
      <text:p text:style-name="P3">│ <text:s text:c="2"/>├── routes/ <text:s text:c="14"/># Definições das rotas da API</text:p>
      <text:p text:style-name="P3">│ <text:s text:c="2"/>│ <text:s text:c="2"/>├── userRoutes.js</text:p>
      <text:p text:style-name="P3">│ <text:s text:c="2"/>│ <text:s text:c="2"/>└── ...</text:p>
      <text:p text:style-name="P3">│ <text:s text:c="2"/>│</text:p>
      <text:p text:style-name="P3">│ <text:s text:c="2"/>├── middlewares/ <text:s text:c="9"/># Middlewares do Express (ex: autenticação)</text:p>
      <text:p text:style-name="P3">│ <text:s text:c="2"/>│ <text:s text:c="2"/>├── authMiddleware.js</text:p>
      <text:p text:style-name="P3">│ <text:s text:c="2"/>│ <text:s text:c="2"/>└── ...</text:p>
      <text:p text:style-name="P3">│ <text:s text:c="2"/>│</text:p>
      <text:p text:style-name="P3">│ <text:s text:c="2"/>├── services/ <text:s text:c="12"/># Lógica relacionada a serviços externos (ex: Firebase Auth, Storage)</text:p>
      <text:p text:style-name="P3">│ <text:s text:c="2"/>│ <text:s text:c="2"/>├── userService.js</text:p>
      <text:p text:style-name="P3">│ <text:s text:c="2"/>│ <text:s text:c="2"/>└── ...</text:p>
      <text:p text:style-name="P3">│ <text:s text:c="2"/>│</text:p>
      <text:p text:style-name="P3">│ <text:s text:c="2"/>├── utils/ <text:s text:c="15"/># Funções utilitárias reutilizáveis</text:p>
      <text:p text:style-name="P3">│ <text:s text:c="2"/>│ <text:s text:c="2"/>├── validateEmail.js</text:p>
      <text:p text:style-name="P3">│ <text:s text:c="2"/>│ <text:s text:c="2"/>└── ...</text:p>
      <text:p text:style-name="P3">│ <text:s text:c="2"/>│</text:p>
      <text:p text:style-name="P3">│ <text:s text:c="2"/>└── app.js <text:s text:c="15"/># Configuração principal do Express</text:p>
      <text:p text:style-name="P3">│</text:p>
      <text:p text:style-name="P3">├── .env <text:s text:c="21"/># Variáveis de ambiente</text:p>
      <text:p text:style-name="P3">├── .gitignore</text:p>
      <text:p text:style-name="P3">├── package.json</text:p>
      <text:p text:style-name="P3">└── server.js <text:s text:c="16"/># Arquivo de entrada que chama app.js e sobe o servidor</text:p>
      <text:p text:style-name="P3"/>
      <text:p text:style-name="P3"/>
      <text:p text:style-name="P3"/>
      <text:p text:style-name="P4"><text:soft-page-break/>Organização do banco de dados do firestore: <text:span text:style-name="T1">collection &gt; document &gt; data</text:span></text:p>
      <text:p text:style-name="P5"/>
      <text:p text:style-name="P6">Modelo de função para requisições (em typescript): </text:p>
      <text:p text:style-name="P6"/>
      <text:p text:style-name="P7"> <text:span text:style-name="T2">static</text:span><text:span text:style-name="T3"> </text:span><text:span text:style-name="T2">async</text:span><text:span text:style-name="T3"> </text:span><text:span text:style-name="T4">nomeFunction</text:span><text:span text:style-name="T5">(</text:span><text:span text:style-name="T6">req</text:span><text:span text:style-name="T5">:</text:span><text:span text:style-name="T3"> </text:span><text:span text:style-name="T7">Request</text:span><text:span text:style-name="T5">,</text:span><text:span text:style-name="T3"> </text:span><text:span text:style-name="T6">res</text:span><text:span text:style-name="T5">:</text:span><text:span text:style-name="T3"> </text:span><text:span text:style-name="T7">Response</text:span><text:span text:style-name="T5">){</text:span></text:p>
      <text:p text:style-name="P8">        <text:span text:style-name="T2">let</text:span><text:span text:style-name="T3"> </text:span><text:span text:style-name="T8">variável </text:span><text:span text:style-name="T5">=</text:span><text:span text:style-name="T3"> </text:span><text:span text:style-name="T8">algo</text:span><text:span text:style-name="T5">;</text:span></text:p>
      <text:p text:style-name="P8">        <text:span text:style-name="T2">const</text:span><text:span text:style-name="T3"> </text:span><text:span text:style-name="T9">doc</text:span><text:span text:style-name="T3"> </text:span><text:span text:style-name="T5">=</text:span><text:span text:style-name="T3"> </text:span><text:span text:style-name="T10">await</text:span><text:span text:style-name="T3"> </text:span><text:span text:style-name="T4">getFirestore</text:span><text:span text:style-name="T3">()</text:span><text:span text:style-name="T5">.</text:span><text:span text:style-name="T4">collection</text:span><text:span text:style-name="T3">(</text:span><text:span text:style-name="T11">"</text:span><text:span text:style-name="T12">users</text:span><text:span text:style-name="T11">"</text:span><text:span text:style-name="T3">)</text:span><text:span text:style-name="T5">.</text:span><text:span text:style-name="T4">doc</text:span><text:span text:style-name="T3">(</text:span><text:span text:style-name="T13">userID</text:span><text:span text:style-name="T3">)</text:span><text:span text:style-name="T5">.</text:span><text:span text:style-name="T4">get</text:span><text:span text:style-name="T3">()</text:span><text:span text:style-name="T5">;</text:span></text:p>
      <text:p text:style-name="P9"><text:s text:c="4"/><text:span text:style-name="T14">doc.algumaAção();</text:span></text:p>
      <text:p text:style-name="P8">        <text:span text:style-name="T6">res</text:span><text:span text:style-name="T5">.</text:span><text:span text:style-name="T4">send</text:span><text:span text:style-name="T3">(</text:span><text:span text:style-name="T15">alguma coisa</text:span><text:span text:style-name="T3">)</text:span><text:span text:style-name="T5">;</text:span></text:p>
      <text:p text:style-name="P8">    <text:span text:style-name="T5">}</text:span></text:p>
      <text:p text:style-name="P6"/>
      <text:p text:style-name="P10"/>
      <text:p text:style-name="P11"><text:span text:style-name="T16">Pegar uma coleção: </text:span><text:span text:style-name="T17"> </text:span><text:span text:style-name="T18">static</text:span><text:span text:style-name="T19"> </text:span><text:span text:style-name="T18">async</text:span><text:span text:style-name="T19"> </text:span><text:span text:style-name="T20">getAll</text:span><text:span text:style-name="T21">(</text:span><text:span text:style-name="T22">req</text:span><text:span text:style-name="T21">:</text:span><text:span text:style-name="T19"> </text:span><text:span text:style-name="T23">Request</text:span><text:span text:style-name="T21">,</text:span><text:span text:style-name="T19"> </text:span><text:span text:style-name="T22">res</text:span><text:span text:style-name="T21">:</text:span><text:span text:style-name="T19"> </text:span><text:span text:style-name="T23">Response</text:span><text:span text:style-name="T21">){</text:span></text:p>
      <text:p text:style-name="P8">        <text:span text:style-name="T10">try</text:span><text:span text:style-name="T3"> </text:span><text:span text:style-name="T5">{</text:span></text:p>
      <text:p text:style-name="P8">            <text:span text:style-name="T2">const</text:span><text:span text:style-name="T3"> </text:span><text:span text:style-name="T9">snapshot</text:span><text:span text:style-name="T3"> </text:span><text:span text:style-name="T5">=</text:span><text:span text:style-name="T3"> </text:span><text:span text:style-name="T10">await</text:span><text:span text:style-name="T3"> </text:span><text:span text:style-name="T4">getFirestore</text:span><text:span text:style-name="T3">()</text:span><text:span text:style-name="T5">.</text:span><text:span text:style-name="T4">collection</text:span><text:span text:style-name="T3">(</text:span><text:span text:style-name="T11">"</text:span><text:span text:style-name="T12">users</text:span><text:span text:style-name="T11">"</text:span><text:span text:style-name="T3">)</text:span><text:span text:style-name="T5">.</text:span><text:span text:style-name="T4">get</text:span><text:span text:style-name="T3">()</text:span><text:span text:style-name="T5">;</text:span></text:p>
      <text:p text:style-name="P10"/>
      <text:p text:style-name="P11"><text:span text:style-name="T16">Pegar os registros dos documentos: </text:span><text:span text:style-name="T17"> </text:span><text:span text:style-name="T18">const</text:span><text:span text:style-name="T19"> </text:span><text:span text:style-name="T24">users</text:span><text:span text:style-name="T19"> </text:span><text:span text:style-name="T21">=</text:span><text:span text:style-name="T19"> </text:span><text:span text:style-name="T24">snapshot</text:span><text:span text:style-name="T21">.</text:span><text:span text:style-name="T24">docs</text:span><text:span text:style-name="T21">.</text:span><text:span text:style-name="T20">map</text:span><text:span text:style-name="T19">(</text:span><text:span text:style-name="T21">(</text:span><text:span text:style-name="T22">doc</text:span><text:span text:style-name="T21">)</text:span><text:span text:style-name="T18">=&gt;</text:span><text:span text:style-name="T21">{</text:span></text:p>
      <text:p text:style-name="P8">            <text:span text:style-name="T10">return</text:span><text:span text:style-name="T3"> </text:span><text:span text:style-name="T5">{</text:span></text:p>
      <text:p text:style-name="P8">                <text:span text:style-name="T3">id</text:span><text:span text:style-name="T5">:</text:span><text:span text:style-name="T3"> </text:span><text:span text:style-name="T6">doc</text:span><text:span text:style-name="T5">.</text:span><text:span text:style-name="T9">id</text:span><text:span text:style-name="T5">,</text:span></text:p>
      <text:p text:style-name="P8">                <text:span text:style-name="T5">...</text:span><text:span text:style-name="T6">doc</text:span><text:span text:style-name="T5">.</text:span><text:span text:style-name="T4">data</text:span><text:span text:style-name="T3">()</text:span></text:p>
      <text:p text:style-name="P8">            <text:span text:style-name="T5">};</text:span></text:p>
      <text:p text:style-name="P8">            <text:span text:style-name="T5">}</text:span><text:span text:style-name="T3">)</text:span><text:span text:style-name="T5">;</text:span></text:p>
      <text:p text:style-name="P10"/>
      <text:p text:style-name="P12">Pegar <text:span text:style-name="T25">um</text:span> regis<text:span text:style-name="T25">tro específico </text:span><text:span text:style-name="T26">(pelo id)</text:span><text:span text:style-name="T25">: <text:s/></text:span><text:span text:style-name="T18">const</text:span><text:span text:style-name="T19"> </text:span><text:span text:style-name="T24">doc</text:span><text:span text:style-name="T19"> </text:span><text:span text:style-name="T21">=</text:span><text:span text:style-name="T19"> </text:span><text:span text:style-name="T27">await</text:span><text:span text:style-name="T19"> </text:span><text:span text:style-name="T20">getFirestore</text:span><text:span text:style-name="T19">()</text:span><text:span text:style-name="T21">.</text:span><text:span text:style-name="T20">collection</text:span><text:span text:style-name="T19">(</text:span><text:span text:style-name="T28">"</text:span><text:span text:style-name="T29">users</text:span><text:span text:style-name="T28">"</text:span><text:span text:style-name="T19">)</text:span><text:span text:style-name="T21">.</text:span><text:span text:style-name="T20">doc</text:span><text:span text:style-name="T19">(</text:span><text:span text:style-name="T30">userID</text:span><text:span text:style-name="T19">)</text:span><text:span text:style-name="T21">.</text:span><text:span text:style-name="T20">get</text:span><text:span text:style-name="T19">()</text:span><text:span text:style-name="T21">;</text:span></text:p>
      <text:p text:style-name="P12"/>
      <text:p text:style-name="P12"/>
      <text:p text:style-name="P13">Modelo completo com tryCath</text:p>
      <text:p text:style-name="P13"/>
      <text:p text:style-name="P14"><text:span text:style-name="T31">static</text:span> <text:span text:style-name="T31">async</text:span> <text:span text:style-name="T32">getAll</text:span><text:span text:style-name="T33">(</text:span><text:span text:style-name="T34">req</text:span><text:span text:style-name="T33">:</text:span> <text:span text:style-name="T35">Request</text:span><text:span text:style-name="T33">,</text:span> <text:span text:style-name="T34">res</text:span><text:span text:style-name="T33">:</text:span> <text:span text:style-name="T35">Response</text:span><text:span text:style-name="T33">){</text:span></text:p>
      <text:p text:style-name="P8">        <text:span text:style-name="T10">try</text:span><text:span text:style-name="T3"> </text:span><text:span text:style-name="T5">{</text:span></text:p>
      <text:p text:style-name="P8">            <text:span text:style-name="T2">const</text:span><text:span text:style-name="T3"> </text:span><text:span text:style-name="T9">snapshot</text:span><text:span text:style-name="T3"> </text:span><text:span text:style-name="T5">=</text:span><text:span text:style-name="T3"> </text:span><text:span text:style-name="T10">await</text:span><text:span text:style-name="T3"> </text:span><text:span text:style-name="T4">getFirestore</text:span><text:span text:style-name="T3">()</text:span><text:span text:style-name="T5">.</text:span><text:span text:style-name="T4">collection</text:span><text:span text:style-name="T3">(</text:span><text:span text:style-name="T11">"</text:span><text:span text:style-name="T12">users</text:span><text:span text:style-name="T11">"</text:span><text:span text:style-name="T3">)</text:span><text:span text:style-name="T5">.</text:span><text:span text:style-name="T4">get</text:span><text:span text:style-name="T3">()</text:span><text:span text:style-name="T5">;</text:span></text:p>
      <text:p text:style-name="P8">            <text:span text:style-name="T2">const</text:span><text:span text:style-name="T3"> </text:span><text:span text:style-name="T9">users</text:span><text:span text:style-name="T3"> </text:span><text:span text:style-name="T5">=</text:span><text:span text:style-name="T3"> </text:span><text:span text:style-name="T9">snapshot</text:span><text:span text:style-name="T5">.</text:span><text:span text:style-name="T9">docs</text:span><text:span text:style-name="T5">.</text:span><text:span text:style-name="T4">map</text:span><text:span text:style-name="T3">(</text:span><text:span text:style-name="T5">(</text:span><text:span text:style-name="T6">doc</text:span><text:span text:style-name="T5">)</text:span><text:span text:style-name="T2">=&gt;</text:span><text:span text:style-name="T5">{</text:span></text:p>
      <text:p text:style-name="P8">            <text:span text:style-name="T10">return</text:span><text:span text:style-name="T3"> </text:span><text:span text:style-name="T5">{</text:span></text:p>
      <text:p text:style-name="P8">                <text:span text:style-name="T3">id</text:span><text:span text:style-name="T5">:</text:span><text:span text:style-name="T3"> </text:span><text:span text:style-name="T6">doc</text:span><text:span text:style-name="T5">.</text:span><text:span text:style-name="T9">id</text:span><text:span text:style-name="T5">,</text:span></text:p>
      <text:p text:style-name="P8">                <text:span text:style-name="T5">...</text:span><text:span text:style-name="T6">doc</text:span><text:span text:style-name="T5">.</text:span><text:span text:style-name="T4">data</text:span><text:span text:style-name="T3">()</text:span></text:p>
      <text:p text:style-name="P8">            <text:span text:style-name="T5">};</text:span></text:p>
      <text:p text:style-name="P8">            <text:span text:style-name="T5">}</text:span><text:span text:style-name="T3">)</text:span><text:span text:style-name="T5">;</text:span></text:p>
      <text:p text:style-name="P8">            <text:span text:style-name="T6">res</text:span><text:span text:style-name="T5">.</text:span><text:span text:style-name="T4">send</text:span><text:span text:style-name="T3">(</text:span><text:span text:style-name="T9">users</text:span><text:span text:style-name="T3">)</text:span><text:span text:style-name="T5">;</text:span></text:p>
      <text:p text:style-name="P8">        <text:span text:style-name="T5">}</text:span><text:span text:style-name="T3"> </text:span><text:span text:style-name="T10">catch</text:span><text:span text:style-name="T3"> (</text:span><text:span text:style-name="T13">error</text:span><text:span text:style-name="T3">) </text:span><text:span text:style-name="T5">{</text:span></text:p>
      <text:p text:style-name="P8">            <text:span text:style-name="T6">res</text:span><text:span text:style-name="T5">.</text:span><text:span text:style-name="T4">status</text:span><text:span text:style-name="T3">(</text:span><text:span text:style-name="T36">500</text:span><text:span text:style-name="T3">)</text:span><text:span text:style-name="T5">.</text:span><text:span text:style-name="T4">send</text:span><text:span text:style-name="T3">(</text:span></text:p>
      <text:p text:style-name="P8">                <text:span text:style-name="T5">{</text:span><text:span text:style-name="T3">message</text:span><text:span text:style-name="T5">:</text:span><text:span text:style-name="T3"> </text:span><text:span text:style-name="T11">"</text:span><text:span text:style-name="T12">Erro interno do Servidor</text:span><text:span text:style-name="T11">"</text:span><text:span text:style-name="T5">}</text:span></text:p>
      <text:p text:style-name="P8">            <text:span text:style-name="T3">)</text:span></text:p>
      <text:p text:style-name="P8">        <text:span text:style-name="T5">}</text:span></text:p>
      <text:p text:style-name="P8">    <text:span text:style-name="T5">}</text:span></text:p>
      <text:p text:style-name="P13"/>
      <text:p text:style-name="P15"/>
      <text:p text:style-name="P15"/>
      <text:p text:style-name="P16"><text:soft-page-break/>Exeções customizadas para o Middlewares de tratamento de erros</text:p>
      <text:p text:style-name="P15"/>
      <text:p text:style-name="P15">//erro base</text:p>
      <text:p text:style-name="P15"/>
      <text:p text:style-name="P17"><text:span text:style-name="T37">import</text:span> <text:span text:style-name="T33">{</text:span> <text:span text:style-name="T38">Response</text:span> <text:span text:style-name="T33">}</text:span> <text:span text:style-name="T37">from</text:span> <text:span text:style-name="T39">"</text:span><text:span text:style-name="T40">express</text:span><text:span text:style-name="T39">"</text:span><text:span text:style-name="T33">;</text:span></text:p>
      <text:p text:style-name="P18"/>
      <text:p text:style-name="P19"><text:span text:style-name="T37">export</text:span> <text:span text:style-name="T31">class</text:span> <text:span text:style-name="T35">ErrorBase</text:span> <text:span text:style-name="T31">extends</text:span> <text:span text:style-name="T35">Error</text:span> <text:span text:style-name="T33">{</text:span></text:p>
      <text:p text:style-name="P8">  <text:span text:style-name="T2">constructor</text:span><text:span text:style-name="T5">(</text:span><text:span text:style-name="T2">private</text:span><text:span text:style-name="T3"> </text:span><text:span text:style-name="T6">status</text:span><text:span text:style-name="T5">:</text:span><text:span text:style-name="T3"> </text:span><text:span text:style-name="T7">number</text:span><text:span text:style-name="T5">,</text:span><text:span text:style-name="T3"> </text:span><text:span text:style-name="T6">message</text:span><text:span text:style-name="T5">:</text:span><text:span text:style-name="T3"> </text:span><text:span text:style-name="T7">string</text:span><text:span text:style-name="T5">)</text:span><text:span text:style-name="T3"> </text:span><text:span text:style-name="T5">{</text:span></text:p>
      <text:p text:style-name="P8">    <text:span text:style-name="T2">super</text:span><text:span text:style-name="T3">(</text:span><text:span text:style-name="T6">message</text:span><text:span text:style-name="T3">)</text:span><text:span text:style-name="T5">;</text:span></text:p>
      <text:p text:style-name="P8">  <text:span text:style-name="T5">}</text:span></text:p>
      <text:p text:style-name="P8">  <text:span text:style-name="T4">send</text:span><text:span text:style-name="T5">(</text:span><text:span text:style-name="T6">res</text:span><text:span text:style-name="T5">:</text:span><text:span text:style-name="T3"> </text:span><text:span text:style-name="T7">Response</text:span><text:span text:style-name="T5">)</text:span><text:span text:style-name="T3"> </text:span><text:span text:style-name="T5">{</text:span></text:p>
      <text:p text:style-name="P8">    <text:span text:style-name="T6">res</text:span><text:span text:style-name="T5">.</text:span><text:span text:style-name="T4">status</text:span><text:span text:style-name="T3">(</text:span><text:span text:style-name="T2">this</text:span><text:span text:style-name="T5">.</text:span><text:span text:style-name="T3">status)</text:span><text:span text:style-name="T5">.</text:span><text:span text:style-name="T4">send</text:span><text:span text:style-name="T3">(</text:span><text:span text:style-name="T5">{</text:span><text:span text:style-name="T3"> message</text:span><text:span text:style-name="T5">:</text:span><text:span text:style-name="T3"> </text:span><text:span text:style-name="T2">this</text:span><text:span text:style-name="T5">.</text:span><text:span text:style-name="T13">message</text:span><text:span text:style-name="T3"> </text:span><text:span text:style-name="T5">}</text:span><text:span text:style-name="T3">)</text:span><text:span text:style-name="T5">;</text:span></text:p>
      <text:p text:style-name="P8">  <text:span text:style-name="T5">}</text:span></text:p>
      <text:p text:style-name="P9">}</text:p>
      <text:p text:style-name="P20"/>
      <text:p text:style-name="P15">//outros erros</text:p>
      <text:p text:style-name="P15"/>
      <text:p text:style-name="P17"><text:span text:style-name="T37">import</text:span> <text:span text:style-name="T33">{</text:span> <text:span text:style-name="T38">ErrorBase</text:span> <text:span text:style-name="T33">}</text:span> <text:span text:style-name="T37">from</text:span> <text:span text:style-name="T39">"</text:span><text:span text:style-name="T40">./base.errors</text:span><text:span text:style-name="T39">"</text:span></text:p>
      <text:p text:style-name="P18"/>
      <text:p text:style-name="P19"><text:span text:style-name="T37">export</text:span> <text:span text:style-name="T31">class</text:span> <text:span text:style-name="T35">InternalServerError</text:span> <text:span text:style-name="T31">extends</text:span> <text:span text:style-name="T35">ErrorBase</text:span><text:span text:style-name="T33">{</text:span></text:p>
      <text:p text:style-name="P8">    <text:span text:style-name="T2">constructor</text:span><text:span text:style-name="T5">(</text:span><text:span text:style-name="T6">message</text:span><text:span text:style-name="T3"> </text:span><text:span text:style-name="T5">=</text:span><text:span text:style-name="T3"> </text:span><text:span text:style-name="T11">"</text:span><text:span text:style-name="T12">Erro interno do servidor</text:span><text:span text:style-name="T11">"</text:span><text:span text:style-name="T5">){</text:span></text:p>
      <text:p text:style-name="P8">        <text:span text:style-name="T2">super</text:span><text:span text:style-name="T3">(</text:span><text:span text:style-name="T36">500</text:span><text:span text:style-name="T5">,</text:span><text:span text:style-name="T3"> </text:span><text:span text:style-name="T6">message</text:span><text:span text:style-name="T3">)</text:span><text:span text:style-name="T5">;</text:span></text:p>
      <text:p text:style-name="P8">    <text:span text:style-name="T5">}</text:span></text:p>
      <text:p text:style-name="P9">}</text:p>
      <text:p text:style-name="P15"/>
      <text:p text:style-name="P15">//Aplicação nos middlewares</text:p>
      <text:p text:style-name="P15"/>
      <text:p text:style-name="P17"><text:span text:style-name="T37">import</text:span> <text:span text:style-name="T38">express</text:span><text:span text:style-name="T33">,</text:span> <text:span text:style-name="T33">{</text:span> <text:span text:style-name="T38">NextFunction</text:span><text:span text:style-name="T33">,</text:span> <text:span text:style-name="T38">Request</text:span><text:span text:style-name="T33">,</text:span> <text:span text:style-name="T38">Response</text:span> <text:span text:style-name="T33">}</text:span> <text:span text:style-name="T37">from</text:span> <text:span text:style-name="T39">"</text:span><text:span text:style-name="T40">express</text:span><text:span text:style-name="T39">"</text:span><text:span text:style-name="T33">;</text:span></text:p>
      <text:p text:style-name="P19"><text:span text:style-name="T37">import</text:span> <text:span text:style-name="T33">{</text:span> <text:span text:style-name="T38">ValidationError</text:span> <text:span text:style-name="T33">}</text:span> <text:span text:style-name="T37">from</text:span> <text:span text:style-name="T39">"</text:span><text:span text:style-name="T40">../errors/validation-error.error</text:span><text:span text:style-name="T39">"</text:span><text:span text:style-name="T33">;</text:span></text:p>
      <text:p text:style-name="P19"><text:span text:style-name="T37">import</text:span> <text:span text:style-name="T33">{</text:span> <text:span text:style-name="T38">InternalServerError</text:span> <text:span text:style-name="T33">}</text:span> <text:span text:style-name="T37">from</text:span> <text:span text:style-name="T39">"</text:span><text:span text:style-name="T40">../errors/internal-server.error</text:span><text:span text:style-name="T39">"</text:span><text:span text:style-name="T33">;</text:span></text:p>
      <text:p text:style-name="P19"><text:span text:style-name="T37">import</text:span> <text:span text:style-name="T33">{</text:span> <text:span text:style-name="T38">NotFoundError</text:span> <text:span text:style-name="T33">}</text:span> <text:span text:style-name="T37">from</text:span> <text:span text:style-name="T39">"</text:span><text:span text:style-name="T40">../errors/not-found.error</text:span><text:span text:style-name="T39">"</text:span><text:span text:style-name="T33">;</text:span></text:p>
      <text:p text:style-name="P18"/>
      <text:p text:style-name="P19"><text:span text:style-name="T37">export</text:span> <text:span text:style-name="T31">const</text:span> <text:span text:style-name="T32">errorHandler</text:span> <text:span text:style-name="T33">=</text:span> <text:span text:style-name="T33">(</text:span><text:span text:style-name="T34">app</text:span><text:span text:style-name="T33">:</text:span> <text:span text:style-name="T32">express</text:span><text:span text:style-name="T33">.</text:span><text:span text:style-name="T35">Express</text:span><text:span text:style-name="T33">)</text:span> <text:span text:style-name="T31">=&gt;</text:span> <text:span text:style-name="T33">{</text:span></text:p>
      <text:p text:style-name="P8">  <text:span text:style-name="T6">app</text:span><text:span text:style-name="T5">.</text:span><text:span text:style-name="T4">use</text:span><text:span text:style-name="T3">(</text:span><text:span text:style-name="T5">(</text:span><text:span text:style-name="T6">error</text:span><text:span text:style-name="T5">:</text:span><text:span text:style-name="T3"> </text:span><text:span text:style-name="T7">Error</text:span><text:span text:style-name="T5">,</text:span><text:span text:style-name="T3"> </text:span><text:span text:style-name="T6">req</text:span><text:span text:style-name="T5">:</text:span><text:span text:style-name="T3"> </text:span><text:span text:style-name="T7">Request</text:span><text:span text:style-name="T5">,</text:span><text:span text:style-name="T3"> </text:span><text:span text:style-name="T6">res</text:span><text:span text:style-name="T5">:</text:span><text:span text:style-name="T3"> </text:span><text:span text:style-name="T7">Response</text:span><text:span text:style-name="T5">,</text:span><text:span text:style-name="T3"> </text:span><text:span text:style-name="T4">next</text:span><text:span text:style-name="T5">:</text:span><text:span text:style-name="T3"> </text:span><text:span text:style-name="T7">NextFunction</text:span><text:span text:style-name="T5">)</text:span><text:span text:style-name="T3"> </text:span><text:span text:style-name="T2">=&gt;</text:span><text:span text:style-name="T3"> </text:span><text:span text:style-name="T5">{</text:span></text:p>
      <text:p text:style-name="P8">    <text:span text:style-name="T10">if</text:span><text:span text:style-name="T3"> (</text:span><text:span text:style-name="T6">error</text:span><text:span text:style-name="T3"> </text:span><text:span text:style-name="T2">instanceof</text:span><text:span text:style-name="T3"> </text:span><text:span text:style-name="T7">ValidationError</text:span><text:span text:style-name="T3">) </text:span><text:span text:style-name="T5">{</text:span></text:p>
      <text:p text:style-name="P8">      <text:span text:style-name="T6">error</text:span><text:span text:style-name="T5">.</text:span><text:span text:style-name="T4">send</text:span><text:span text:style-name="T3">(</text:span><text:span text:style-name="T6">res</text:span><text:span text:style-name="T3">)</text:span><text:span text:style-name="T5">;</text:span></text:p>
      <text:p text:style-name="P8">    <text:span text:style-name="T5">}</text:span><text:span text:style-name="T3"> </text:span><text:span text:style-name="T10">else</text:span><text:span text:style-name="T3"> </text:span><text:span text:style-name="T10">if</text:span><text:span text:style-name="T3"> (</text:span><text:span text:style-name="T6">error</text:span><text:span text:style-name="T3"> </text:span><text:span text:style-name="T2">instanceof</text:span><text:span text:style-name="T3"> </text:span><text:span text:style-name="T7">NotFoundError</text:span><text:span text:style-name="T3">) </text:span><text:span text:style-name="T5">{</text:span></text:p>
      <text:p text:style-name="P8">      <text:span text:style-name="T6">error</text:span><text:span text:style-name="T5">.</text:span><text:span text:style-name="T4">send</text:span><text:span text:style-name="T3">(</text:span><text:span text:style-name="T6">res</text:span><text:span text:style-name="T3">)</text:span><text:span text:style-name="T5">;</text:span></text:p>
      <text:p text:style-name="P8">    <text:span text:style-name="T5">}</text:span><text:span text:style-name="T3"> </text:span><text:span text:style-name="T10">else</text:span><text:span text:style-name="T3"> </text:span><text:span text:style-name="T5">{</text:span></text:p>
      <text:p text:style-name="P8">      <text:span text:style-name="T2">new</text:span><text:span text:style-name="T3"> </text:span><text:span text:style-name="T7">InternalServerError</text:span><text:span text:style-name="T3">()</text:span><text:span text:style-name="T5">.</text:span><text:span text:style-name="T4">send</text:span><text:span text:style-name="T3">(</text:span><text:span text:style-name="T6">res</text:span><text:span text:style-name="T3">)</text:span><text:span text:style-name="T5">;</text:span></text:p>
      <text:p text:style-name="P8">    <text:span text:style-name="T5">}</text:span></text:p>
      <text:p text:style-name="P8">  <text:span text:style-name="T5">}</text:span><text:span text:style-name="T3">)</text:span><text:span text:style-name="T5">;</text:span></text:p>
      <text:p text:style-name="P9">};</text:p>
      <text:p text:style-name="P20"/>
      <text:p text:style-name="P21"/>
      <text:p text:style-name="P21"/>
      <text:p text:style-name="P21"/>
      <text:p text:style-name="P21"/>
      <text:p text:style-name="P15"><text:soft-page-break/><text:span text:style-name="T41">O</text:span><text:span text:style-name="T1"> express-async-handler</text:span> é um middleware para Express.js que elimina a necessidade de repetição de blocos try cath</text:p>
      <text:p text:style-name="P15"/>
      <text:p text:style-name="P15">//<text:span text:style-name="T42">com try cath</text:span></text:p>
      <text:p text:style-name="P22"><text:span text:style-name="T33"> </text:span><text:span text:style-name="T43">//salvar usúario</text:span></text:p>
      <text:p text:style-name="P8">  <text:span text:style-name="T2">static</text:span><text:span text:style-name="T3"> </text:span><text:span text:style-name="T2">async</text:span><text:span text:style-name="T3"> </text:span><text:span text:style-name="T4">saveUser</text:span><text:span text:style-name="T5">(</text:span><text:span text:style-name="T6">req</text:span><text:span text:style-name="T5">:</text:span><text:span text:style-name="T3"> </text:span><text:span text:style-name="T7">Request</text:span><text:span text:style-name="T5">,</text:span><text:span text:style-name="T3"> </text:span><text:span text:style-name="T6">res</text:span><text:span text:style-name="T5">:</text:span><text:span text:style-name="T3"> </text:span><text:span text:style-name="T7">Response</text:span><text:span text:style-name="T5">,</text:span><text:span text:style-name="T3"> </text:span><text:span text:style-name="T4">next</text:span><text:span text:style-name="T5">:</text:span><text:span text:style-name="T3"> </text:span><text:span text:style-name="T7">NextFunction</text:span><text:span text:style-name="T5">)</text:span><text:span text:style-name="T3"> </text:span><text:span text:style-name="T5">{</text:span></text:p>
      <text:p text:style-name="P8">    <text:span text:style-name="T10">try</text:span><text:span text:style-name="T3"> </text:span><text:span text:style-name="T5">{</text:span></text:p>
      <text:p text:style-name="P8">      <text:span text:style-name="T2">let</text:span><text:span text:style-name="T3"> </text:span><text:span text:style-name="T13">user</text:span><text:span text:style-name="T3"> </text:span><text:span text:style-name="T5">=</text:span><text:span text:style-name="T3"> </text:span><text:span text:style-name="T6">req</text:span><text:span text:style-name="T5">.</text:span><text:span text:style-name="T3">body </text:span><text:span text:style-name="T10">as</text:span><text:span text:style-name="T3"> </text:span><text:span text:style-name="T7">User</text:span><text:span text:style-name="T5">;</text:span></text:p>
      <text:p text:style-name="P8">      <text:span text:style-name="T10">if</text:span><text:span text:style-name="T3"> (</text:span><text:span text:style-name="T5">!</text:span><text:span text:style-name="T13">user</text:span><text:span text:style-name="T5">.</text:span><text:span text:style-name="T3">email </text:span><text:span text:style-name="T5">||</text:span><text:span text:style-name="T3"> </text:span><text:span text:style-name="T13">user</text:span><text:span text:style-name="T5">.</text:span><text:span text:style-name="T3">email</text:span><text:span text:style-name="T5">?.</text:span><text:span text:style-name="T9">length</text:span><text:span text:style-name="T3"> </text:span><text:span text:style-name="T5">===</text:span><text:span text:style-name="T3"> </text:span><text:span text:style-name="T36">0</text:span><text:span text:style-name="T3">) </text:span><text:span text:style-name="T5">{</text:span></text:p>
      <text:p text:style-name="P8">        <text:span text:style-name="T10">throw</text:span><text:span text:style-name="T3"> </text:span><text:span text:style-name="T2">new</text:span><text:span text:style-name="T3"> </text:span><text:span text:style-name="T7">ValidationError</text:span><text:span text:style-name="T3">(</text:span><text:span text:style-name="T11">"</text:span><text:span text:style-name="T12">E-mail obrigatório!</text:span><text:span text:style-name="T11">"</text:span><text:span text:style-name="T3">)</text:span><text:span text:style-name="T5">;</text:span></text:p>
      <text:p text:style-name="P8">      <text:span text:style-name="T5">}</text:span></text:p>
      <text:p text:style-name="P18"/>
      <text:p text:style-name="P8">      <text:span text:style-name="T10">await</text:span><text:span text:style-name="T3"> </text:span><text:span text:style-name="T4">getFirestore</text:span><text:span text:style-name="T3">()</text:span><text:span text:style-name="T5">.</text:span><text:span text:style-name="T4">collection</text:span><text:span text:style-name="T3">(</text:span><text:span text:style-name="T11">"</text:span><text:span text:style-name="T12">users</text:span><text:span text:style-name="T11">"</text:span><text:span text:style-name="T3">)</text:span><text:span text:style-name="T5">.</text:span><text:span text:style-name="T4">add</text:span><text:span text:style-name="T3">(</text:span><text:span text:style-name="T13">user</text:span><text:span text:style-name="T3">)</text:span><text:span text:style-name="T5">;</text:span></text:p>
      <text:p text:style-name="P8">      <text:span text:style-name="T6">res</text:span><text:span text:style-name="T5">.</text:span><text:span text:style-name="T4">send</text:span><text:span text:style-name="T3">(</text:span><text:span text:style-name="T5">{</text:span><text:span text:style-name="T3"> mensage</text:span><text:span text:style-name="T5">:</text:span><text:span text:style-name="T3"> </text:span><text:span text:style-name="T11">"</text:span><text:span text:style-name="T12">Usuario cadastrado com sucesso</text:span><text:span text:style-name="T11">"</text:span><text:span text:style-name="T3"> </text:span><text:span text:style-name="T5">}</text:span><text:span text:style-name="T3">)</text:span><text:span text:style-name="T5">;</text:span></text:p>
      <text:p text:style-name="P8">    <text:span text:style-name="T5">}</text:span><text:span text:style-name="T3"> </text:span><text:span text:style-name="T10">catch</text:span><text:span text:style-name="T3"> (</text:span><text:span text:style-name="T13">error</text:span><text:span text:style-name="T3">) </text:span><text:span text:style-name="T5">{</text:span></text:p>
      <text:p text:style-name="P8">      <text:span text:style-name="T4">next</text:span><text:span text:style-name="T3">(</text:span><text:span text:style-name="T13">error</text:span><text:span text:style-name="T3">)</text:span><text:span text:style-name="T5">;</text:span></text:p>
      <text:p text:style-name="P8">    <text:span text:style-name="T5">}</text:span></text:p>
      <text:p text:style-name="P8">  <text:span text:style-name="T5">}</text:span></text:p>
      <text:p text:style-name="P15"/>
      <text:p text:style-name="P23">//<text:span text:style-name="T42">com </text:span><text:span text:style-name="T1">express-async-handler</text:span></text:p>
      <text:p text:style-name="P2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15:29:18.722667700</meta:creation-date>
    <dc:date>2025-07-27T15:30:35.778104300</dc:date>
    <meta:editing-duration>PT12H49M23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123" meta:word-count="519" meta:character-count="4262" meta:non-whitespace-character-count="3171"/>
  </office:meta>
</office:document-meta>
</file>